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Inhabita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Italy</text:p>
          </table:table-cell>
          <table:table-cell office:value-type="float" office:value="41.893333" calcext:value-type="float">
            <text:p>41.893333</text:p>
          </table:table-cell>
          <table:table-cell office:value-type="string" calcext:value-type="string">
            <text:p>12.482778</text:p>
          </table:table-cell>
          <table:table-cell office:value-type="float" office:value="2761632" calcext:value-type="float">
            <text:p>2761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lan</text:p>
          </table:table-cell>
          <table:table-cell office:value-type="string" calcext:value-type="string">
            <text:p>Italy</text:p>
          </table:table-cell>
          <table:table-cell office:value-type="float" office:value="45.466944" calcext:value-type="float">
            <text:p>45.466944</text:p>
          </table:table-cell>
          <table:table-cell office:value-type="string" calcext:value-type="string">
            <text:p>9.19</text:p>
          </table:table-cell>
          <table:table-cell office:value-type="float" office:value="1371498" calcext:value-type="float">
            <text:p>1371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ples</text:p>
          </table:table-cell>
          <table:table-cell office:value-type="string" calcext:value-type="string">
            <text:p>Italy</text:p>
          </table:table-cell>
          <table:table-cell office:value-type="float" office:value="40.833333" calcext:value-type="float">
            <text:p>40.833333</text:p>
          </table:table-cell>
          <table:table-cell office:value-type="float" office:value="14.25" calcext:value-type="float">
            <text:p>14.25</text:p>
          </table:table-cell>
          <table:table-cell office:value-type="float" office:value="914758" calcext:value-type="float">
            <text:p>914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in</text:p>
          </table:table-cell>
          <table:table-cell office:value-type="string" calcext:value-type="string">
            <text:p>Italy</text:p>
          </table:table-cell>
          <table:table-cell office:value-type="float" office:value="45.079167" calcext:value-type="float">
            <text:p>45.079167</text:p>
          </table:table-cell>
          <table:table-cell office:value-type="float" office:value="7.676111" calcext:value-type="float">
            <text:p>7.676111</text:p>
          </table:table-cell>
          <table:table-cell office:value-type="float" office:value="848885" calcext:value-type="float">
            <text:p>848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Italy</text:p>
          </table:table-cell>
          <table:table-cell office:value-type="float" office:value="38.111111" calcext:value-type="float">
            <text:p>38.111111</text:p>
          </table:table-cell>
          <table:table-cell office:value-type="float" office:value="13.351667" calcext:value-type="float">
            <text:p>13.351667</text:p>
          </table:table-cell>
          <table:table-cell office:value-type="float" office:value="630828" calcext:value-type="float">
            <text:p>630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float" office:value="48.856613" calcext:value-type="float">
            <text:p>48.856613</text:p>
          </table:table-cell>
          <table:table-cell office:value-type="float" office:value="2.352222" calcext:value-type="float">
            <text:p>2.352222</text:p>
          </table:table-cell>
          <table:table-cell office:value-type="float" office:value="2165423" calcext:value-type="float">
            <text:p>2165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string" calcext:value-type="string">
            <text:p>France</text:p>
          </table:table-cell>
          <table:table-cell office:value-type="float" office:value="43.2964" calcext:value-type="float">
            <text:p>43.2964</text:p>
          </table:table-cell>
          <table:table-cell office:value-type="float" office:value="5.37" calcext:value-type="float">
            <text:p>5.37</text:p>
          </table:table-cell>
          <table:table-cell office:value-type="float" office:value="870731" calcext:value-type="float">
            <text:p>870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float" office:value="45.76" calcext:value-type="float">
            <text:p>45.76</text:p>
          </table:table-cell>
          <table:table-cell office:value-type="float" office:value="4.84" calcext:value-type="float">
            <text:p>4.84</text:p>
          </table:table-cell>
          <table:table-cell office:value-type="float" office:value="522969" calcext:value-type="float">
            <text:p>522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louse</text:p>
          </table:table-cell>
          <table:table-cell office:value-type="string" calcext:value-type="string">
            <text:p>France</text:p>
          </table:table-cell>
          <table:table-cell office:value-type="float" office:value="43.6045" calcext:value-type="float">
            <text:p>43.6045</text:p>
          </table:table-cell>
          <table:table-cell office:value-type="float" office:value="1.444" calcext:value-type="float">
            <text:p>1.444</text:p>
          </table:table-cell>
          <table:table-cell office:value-type="float" office:value="493465" calcext:value-type="float">
            <text:p>49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France</text:p>
          </table:table-cell>
          <table:table-cell office:value-type="float" office:value="43.7034" calcext:value-type="float">
            <text:p>43.7034</text:p>
          </table:table-cell>
          <table:table-cell office:value-type="float" office:value="7.2663" calcext:value-type="float">
            <text:p>7.2663</text:p>
          </table:table-cell>
          <table:table-cell office:value-type="float" office:value="342669" calcext:value-type="float">
            <text:p>342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float" office:value="40.5" calcext:value-type="float">
            <text:p>40.5</text:p>
          </table:table-cell>
          <table:table-cell office:value-type="float" office:value="-3.666667" calcext:value-type="float">
            <text:p>-3.666667</text:p>
          </table:table-cell>
          <table:table-cell office:value-type="float" office:value="3266126" calcext:value-type="float">
            <text:p>3266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float" office:value="41.383333" calcext:value-type="float">
            <text:p>41.383333</text:p>
          </table:table-cell>
          <table:table-cell office:value-type="float" office:value="2.183333" calcext:value-type="float">
            <text:p>2.183333</text:p>
          </table:table-cell>
          <table:table-cell office:value-type="float" office:value="1636762" calcext:value-type="float">
            <text:p>1636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Spain</text:p>
          </table:table-cell>
          <table:table-cell office:value-type="float" office:value="39.466667" calcext:value-type="float">
            <text:p>39.466667</text:p>
          </table:table-cell>
          <table:table-cell office:value-type="float" office:value="-0.375" calcext:value-type="float">
            <text:p>-0.375</text:p>
          </table:table-cell>
          <table:table-cell office:value-type="float" office:value="794288" calcext:value-type="float">
            <text:p>794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ville</text:p>
          </table:table-cell>
          <table:table-cell office:value-type="string" calcext:value-type="string">
            <text:p>Spain</text:p>
          </table:table-cell>
          <table:table-cell office:value-type="float" office:value="37.39" calcext:value-type="float">
            <text:p>37.39</text:p>
          </table:table-cell>
          <table:table-cell office:value-type="float" office:value="-5.99" calcext:value-type="float">
            <text:p>-5.99</text:p>
          </table:table-cell>
          <table:table-cell office:value-type="float" office:value="688592" calcext:value-type="float">
            <text:p>688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pain</text:p>
          </table:table-cell>
          <table:table-cell office:value-type="float" office:value="41.583333" calcext:value-type="float">
            <text:p>41.583333</text:p>
          </table:table-cell>
          <table:table-cell office:value-type="float" office:value="-1" calcext:value-type="float">
            <text:p>-1</text:p>
          </table:table-cell>
          <table:table-cell office:value-type="float" office:value="674997" calcext:value-type="float">
            <text:p>674997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7"/>
          <table:table-cell table:style-name="ce2"/>
          <table:table-cell table:number-columns-repeated="2"/>
        </table:table-row>
        <table:table-row table:style-name="ro1" table:number-rows-repeated="4">
          <table:table-cell/>
          <table:table-cell table:style-name="ce2" table:number-columns-repeated="4"/>
          <table:table-cell/>
          <table:table-cell table:style-name="ce2"/>
          <table:table-cell table:style-name="ce3"/>
          <table:table-cell/>
          <table:table-cell table:style-name="ce2"/>
        </table:table-row>
        <table:table-row table:style-name="ro1">
          <table:table-cell/>
          <table:table-cell table:style-name="ce2" table:number-columns-repeated="4"/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lson Nazzicari</meta:initial-creator>
    <meta:creation-date>2022-10-20T09:33:09.011202739</meta:creation-date>
    <dc:date>2022-10-20T09:56:24.829465266</dc:date>
    <dc:creator>Nelson Nazzicari</dc:creator>
    <meta:editing-duration>PT12M15S</meta:editing-duration>
    <meta:editing-cycles>2</meta:editing-cycles>
    <meta:generator>LibreOffice/6.4.7.2$Linux_X86_64 LibreOffice_project/40$Build-2</meta:generator>
    <meta:document-statistic meta:table-count="1" meta:cell-count="80" meta:object-count="0"/>
  </office:meta>
</office:document-meta>
</file>